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Variables" style:family="table">
      <style:table-properties style:width="6.9271in" fo:margin-left="0in" table:align="left"/>
    </style:style>
    <style:style style:name="Variables.A" style:family="table-column">
      <style:table-column-properties style:column-width="1in"/>
    </style:style>
    <style:style style:name="Variables.B" style:family="table-column">
      <style:table-column-properties style:column-width="5.9271in"/>
    </style:style>
    <style:style style:name="Variables.A1" style:family="table-cell">
      <style:table-cell-properties fo:padding="0.0382in" fo:border-left="0.05pt solid #000000" fo:border-right="none" fo:border-top="0.05pt solid #000000" fo:border-bottom="0.05pt solid #000000"/>
    </style:style>
    <style:style style:name="Variables.B1" style:family="table-cell">
      <style:table-cell-properties fo:padding="0.0382in" fo:border="0.05pt solid #000000"/>
    </style:style>
    <style:style style:name="Variables.A2" style:family="table-cell">
      <style:table-cell-properties fo:padding="0.0382in" fo:border-left="0.05pt solid #000000" fo:border-right="none" fo:border-top="none" fo:border-bottom="0.05pt solid #000000"/>
    </style:style>
    <style:style style:name="Variabl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rsid="000ba68e" officeooo:paragraph-rsid="000ba68e" style:font-size-asian="11pt" style:font-size-complex="11pt"/>
    </style:style>
    <style:style style:name="P2" style:family="paragraph" style:parent-style-name="Standard">
      <style:text-properties fo:font-size="12pt" officeooo:rsid="000ba68e" officeooo:paragraph-rsid="000ba68e" style:font-size-asian="12pt" style:font-size-complex="12pt"/>
    </style:style>
    <style:style style:name="P3" style:family="paragraph" style:parent-style-name="Standard">
      <style:text-properties fo:font-size="12pt" officeooo:rsid="0011abec" officeooo:paragraph-rsid="0011abec" style:font-size-asian="12pt" style:font-size-complex="12pt"/>
    </style:style>
    <style:style style:name="P4" style:family="paragraph" style:parent-style-name="Standard">
      <style:text-properties fo:font-size="12pt" officeooo:rsid="0017e9e0" officeooo:paragraph-rsid="0017e9e0" style:font-size-asian="12pt" style:font-size-complex="12pt"/>
    </style:style>
    <style:style style:name="P5" style:family="paragraph" style:parent-style-name="Standard">
      <style:text-properties fo:font-size="12pt" officeooo:rsid="0017fc87" officeooo:paragraph-rsid="0017fc87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fo:font-size="12pt" officeooo:rsid="000ba68e" officeooo:paragraph-rsid="000ba68e" style:font-size-asian="12pt" style:font-size-complex="12pt"/>
    </style:style>
    <style:style style:name="P7" style:family="paragraph" style:parent-style-name="Table_20_Heading">
      <style:text-properties fo:font-size="12pt" officeooo:rsid="000ba68e" officeooo:paragraph-rsid="000ba68e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ba68e" officeooo:paragraph-rsid="000ba68e" style:font-size-asian="12pt" style:font-size-complex="12pt"/>
    </style:style>
    <style:style style:name="P9" style:family="paragraph" style:parent-style-name="Table_20_Contents">
      <style:text-properties fo:font-size="12pt" officeooo:rsid="000ba68e" officeooo:paragraph-rsid="000ba68e" style:font-size-asian="12pt" style:font-size-complex="12pt"/>
    </style:style>
    <style:style style:name="P10" style:family="paragraph" style:parent-style-name="Table_20_Contents">
      <style:text-properties fo:font-size="12pt" officeooo:rsid="000d3204" officeooo:paragraph-rsid="000d3204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61647" officeooo:paragraph-rsid="00164614" style:font-size-asian="12pt" style:font-size-complex="12pt"/>
    </style:style>
    <style:style style:name="P12" style:family="paragraph" style:parent-style-name="Table_20_Contents">
      <style:text-properties fo:font-size="12pt" officeooo:rsid="00164dfc" officeooo:paragraph-rsid="00164dfc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ede99" officeooo:paragraph-rsid="000ede99" style:font-size-asian="12pt" style:font-size-complex="12pt"/>
    </style:style>
    <style:style style:name="P14" style:family="paragraph" style:parent-style-name="Table_20_Contents">
      <style:text-properties fo:font-size="12pt" officeooo:rsid="000ede99" officeooo:paragraph-rsid="000ede99" style:font-size-asian="12pt" style:font-size-complex="12pt"/>
    </style:style>
    <style:style style:name="P15" style:family="paragraph" style:parent-style-name="Table_20_Contents">
      <style:text-properties fo:font-size="12pt" officeooo:rsid="000e50db" officeooo:paragraph-rsid="000e50db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0e50db" officeooo:paragraph-rsid="000e50db" style:font-size-asian="12pt" style:font-size-complex="12pt"/>
    </style:style>
    <style:style style:name="P17" style:family="paragraph" style:parent-style-name="Table_20_Contents">
      <style:text-properties fo:font-size="12pt" officeooo:rsid="000fd595" officeooo:paragraph-rsid="000fd595" style:font-size-asian="12pt" style:font-size-complex="12pt"/>
    </style:style>
    <style:style style:name="T1" style:family="text">
      <style:text-properties officeooo:rsid="0011abe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fc87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7e9e0" style:font-style-asian="normal" style:font-style-complex="normal"/>
    </style:style>
    <style:style style:name="T6" style:family="text">
      <style:text-properties fo:font-style="normal" officeooo:rsid="0017fc87" style:font-style-asian="normal" style:font-style-complex="normal"/>
    </style:style>
    <style:style style:name="T7" style:family="text">
      <style:text-properties style:text-position="sub 58%" officeooo:rsid="000d3204"/>
    </style:style>
    <style:style style:name="T8" style:family="text">
      <style:text-properties style:text-position="sub 58%" officeooo:rsid="00164614"/>
    </style:style>
    <style:style style:name="T9" style:family="text">
      <style:text-properties officeooo:rsid="00176282"/>
    </style:style>
    <style:style style:name="T10" style:family="text">
      <style:text-properties fo:language="el" fo:country="GR"/>
    </style:style>
    <style:style style:name="T11" style:family="text">
      <style:text-properties fo:language="el" fo:country="GR" officeooo:rsid="0017e9e0"/>
    </style:style>
    <style:style style:name="T12" style:family="text">
      <style:text-properties fo:language="el" fo:country="GR" officeooo:rsid="00176282"/>
    </style:style>
    <style:style style:name="T13" style:family="text">
      <style:text-properties fo:language="el" fo:country="GR" officeooo:rsid="0017fc87"/>
    </style:style>
    <style:style style:name="T14" style:family="text">
      <style:text-properties officeooo:rsid="0017fc87"/>
    </style:style>
    <style:style style:name="T15" style:family="text">
      <style:text-properties fo:language="en" fo:country="US"/>
    </style:style>
    <style:style style:name="T16" style:family="text">
      <style:text-properties officeooo:rsid="0019509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se equations let you size a <text:span text:style-name="T2">single stage</text:span> craft and find the payload (if any) for a given mission profile (<text:span text:style-name="T13">Δ</text:span>V, TMR)</text:p>
      <text:p text:style-name="P2"><draw:frame draw:style-name="fr1" draw:name="Object1" text:anchor-type="as-char" svg:y="-0.4535in" svg:width="1.3811in" svg:height="0.84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And these equations determine the optimum (maximum <text:span text:style-name="T13">Δ</text:span>V) fuel split between <text:span text:style-name="T2">two stages</text:span><text:span text:style-name="T4"> </text:span><text:span text:style-name="T5">with fixed maximum mass</text:span>. Note that <text:span text:style-name="T2">TMR</text:span><text:span text:style-name="T4"> </text:span><text:span text:style-name="T2">requirements </text:span><text:span text:style-name="T3">are not considered</text:span><text:span text:style-name="T2">.</text:span><text:span text:style-name="T4"> </text:span><text:span text:style-name="T5">Th</text:span><text:span text:style-name="T6">e optimal</text:span><text:span text:style-name="T5"> split cannot be followed for most launch vehicles because upper stages will tend </text:span><text:span text:style-name="T6">to </text:span><text:span text:style-name="T5">have insufficient TMR.</text:span></text:p>
      <text:p text:style-name="P2"><draw:frame draw:style-name="fr1" draw:name="Object2" text:anchor-type="as-char" svg:y="-0.7028in" svg:width="4.1465in" svg:height="1.34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In practice, one can find <text:span text:style-name="T14">maximum practical lower stage tankage</text:span> of a launcher <text:span text:style-name="T14">by</text:span></text:p>
      <text:p text:style-name="P2"><draw:frame draw:style-name="fr2" draw:name="Object3" text:anchor-type="as-char" svg:y="-0.2689in" svg:width="2.3654in" svg:height="0.4425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">At which point, the upper stage options simplify to the single stage case (albeit with some of the <text:span text:style-name="T10">Δ</text:span><text:span text:style-name="T15">V already taken care of).</text:span></text:p>
      <table:table table:name="Variables" table:style-name="Variables">
        <table:table-column table:style-name="Variables.A"/>
        <table:table-column table:style-name="Variables.B"/>
        <table:table-header-rows>
          <table:table-row>
            <table:table-cell table:style-name="Variables.A1" office:value-type="string">
              <text:p text:style-name="P6">Variable(s)</text:p>
            </table:table-cell>
            <table:table-cell table:style-name="Variables.B1" office:value-type="string">
              <text:p text:style-name="P7">Meaning</text:p>
            </table:table-cell>
          </table:table-row>
        </table:table-header-rows>
        <table:table-row>
          <table:table-cell table:style-name="Variables.A2" office:value-type="string">
            <text:p text:style-name="P8"><text:span text:style-name="T11">Δ</text:span>V</text:p>
          </table:table-cell>
          <table:table-cell table:style-name="Variables.B2" office:value-type="string">
            <text:p text:style-name="P9">Change in velocity (“delta-vee”)</text:p>
          </table:table-cell>
        </table:table-row>
        <table:table-row>
          <table:table-cell table:style-name="Variables.A2" office:value-type="string">
            <text:p text:style-name="P8">E</text:p>
          </table:table-cell>
          <table:table-cell table:style-name="Variables.B2" office:value-type="string">
            <text:p text:style-name="P10">Engine mass (single stage)</text:p>
          </table:table-cell>
        </table:table-row>
        <table:table-row>
          <table:table-cell table:style-name="Variables.A2" office:value-type="string">
            <text:p text:style-name="P8">E<text:span text:style-name="T7">u</text:span></text:p>
          </table:table-cell>
          <table:table-cell table:style-name="Variables.B2" office:value-type="string">
            <text:p text:style-name="P10">Engine mass (upper stage)</text:p>
          </table:table-cell>
        </table:table-row>
        <table:table-row>
          <table:table-cell table:style-name="Variables.A2" office:value-type="string">
            <text:p text:style-name="P8">E<text:span text:style-name="T7">l</text:span></text:p>
          </table:table-cell>
          <table:table-cell table:style-name="Variables.B2" office:value-type="string">
            <text:p text:style-name="P10">Engine mass (lower stage)</text:p>
          </table:table-cell>
        </table:table-row>
        <table:table-row>
          <table:table-cell table:style-name="Variables.A2" office:value-type="string">
            <text:p text:style-name="P8">F</text:p>
          </table:table-cell>
          <table:table-cell table:style-name="Variables.B2" office:value-type="string">
            <text:p text:style-name="P10">Maximum thrust (“force”)</text:p>
          </table:table-cell>
        </table:table-row>
        <table:table-row>
          <table:table-cell table:style-name="Variables.A2" office:value-type="string">
            <text:p text:style-name="P8">P</text:p>
          </table:table-cell>
          <table:table-cell table:style-name="Variables.B2" office:value-type="string">
            <text:p text:style-name="P10">Payload mass</text:p>
          </table:table-cell>
        </table:table-row>
        <table:table-row>
          <table:table-cell table:style-name="Variables.A2" office:value-type="string">
            <text:p text:style-name="P8">R</text:p>
          </table:table-cell>
          <table:table-cell table:style-name="Variables.B2" office:value-type="string">
            <text:p text:style-name="P10">Mass ratio of tankage. 9 for most stock rocket tanks, 8 for Mk2/3 fuselages.</text:p>
          </table:table-cell>
        </table:table-row>
        <table:table-row>
          <table:table-cell table:style-name="Variables.A2" office:value-type="string">
            <text:p text:style-name="P8">S</text:p>
          </table:table-cell>
          <table:table-cell table:style-name="Variables.B2" office:value-type="string">
            <text:p text:style-name="P10">Extra stage mass (the penalty from having a stage, typically a decoupler).</text:p>
          </table:table-cell>
        </table:table-row>
        <table:table-row>
          <table:table-cell table:style-name="Variables.A2" office:value-type="string">
            <text:p text:style-name="P8">T</text:p>
          </table:table-cell>
          <table:table-cell table:style-name="Variables.B2" office:value-type="string">
            <text:p text:style-name="P10">Tankage mass (dry)</text:p>
          </table:table-cell>
        </table:table-row>
        <table:table-row>
          <table:table-cell table:style-name="Variables.A2" office:value-type="string">
            <text:p text:style-name="P8">TMR</text:p>
          </table:table-cell>
          <table:table-cell table:style-name="Variables.B2" office:value-type="string">
            <text:p text:style-name="P10">Thrust to Mass Ratio (N/kg or m/s2)</text:p>
          </table:table-cell>
        </table:table-row>
        <table:table-row>
          <table:table-cell table:style-name="Variables.A2" office:value-type="string">
            <text:p text:style-name="P11">V<text:span text:style-name="T8">e</text:span></text:p>
          </table:table-cell>
          <table:table-cell table:style-name="Variables.B2" office:value-type="string">
            <text:p text:style-name="P12">Effective exhaust velocity (9.80665 m/s2 * Isp in s), </text:p>
          </table:table-cell>
        </table:table-row>
        <table:table-row>
          <table:table-cell table:style-name="Variables.A2" office:value-type="string">
            <text:p text:style-name="P11">V<text:span text:style-name="T8">el</text:span></text:p>
          </table:table-cell>
          <table:table-cell table:style-name="Variables.B2" office:value-type="string">
            <text:p text:style-name="P12">Effective exhaust velocity of the lower stage</text:p>
          </table:table-cell>
        </table:table-row>
        <table:table-row>
          <table:table-cell table:style-name="Variables.A2" office:value-type="string">
            <text:p text:style-name="P11">V<text:span text:style-name="T8">eu</text:span></text:p>
          </table:table-cell>
          <table:table-cell table:style-name="Variables.B2" office:value-type="string">
            <text:p text:style-name="P12">Effective exhaust velocity of the upper</text:p>
          </table:table-cell>
        </table:table-row>
        <table:table-row>
          <table:table-cell table:style-name="Variables.A2" office:value-type="string">
            <text:p text:style-name="P8">x</text:p>
          </table:table-cell>
          <table:table-cell table:style-name="Variables.B2" office:value-type="string">
            <text:p text:style-name="P10">Fraction of tankage mass in the upper stage</text:p>
          </table:table-cell>
        </table:table-row>
        <table:table-row>
          <table:table-cell table:style-name="Variables.A2" office:value-type="string">
            <text:p text:style-name="P13">1-x</text:p>
          </table:table-cell>
          <table:table-cell table:style-name="Variables.B2" office:value-type="string">
            <text:p text:style-name="P14">Fraction of tankage mass in lower stage</text:p>
          </table:table-cell>
        </table:table-row>
        <table:table-row>
          <table:table-cell table:style-name="Variables.A2" office:value-type="string">
            <text:p text:style-name="P8">RT</text:p>
          </table:table-cell>
          <table:table-cell table:style-name="Variables.B2" office:value-type="string">
            <text:p text:style-name="P15">Fully <text:span text:style-name="T16">fueled</text:span> tankage mass.</text:p>
          </table:table-cell>
        </table:table-row>
        <table:table-row>
          <table:table-cell table:style-name="Variables.A2" office:value-type="string">
            <text:p text:style-name="P16">Tx</text:p>
          </table:table-cell>
          <table:table-cell table:style-name="Variables.B2" office:value-type="string">
            <text:p text:style-name="P17">Upper stage empty tankage mass</text:p>
          </table:table-cell>
        </table:table-row>
        <table:table-row>
          <table:table-cell table:style-name="Variables.A2" office:value-type="string">
            <text:p text:style-name="P16">RTx</text:p>
          </table:table-cell>
          <table:table-cell table:style-name="Variables.B2" office:value-type="string">
            <text:p text:style-name="P17">Upper stage fully <text:span text:style-name="T16">fueled</text:span> tankage mass</text:p>
          </table:table-cell>
        </table:table-row>
        <table:table-row>
          <table:table-cell table:style-name="Variables.A2" office:value-type="string">
            <text:p text:style-name="P13">T(1-x)</text:p>
          </table:table-cell>
          <table:table-cell table:style-name="Variables.B2" office:value-type="string">
            <text:p text:style-name="P17">Lower stage empty tankage mass</text:p>
          </table:table-cell>
        </table:table-row>
        <table:table-row>
          <table:table-cell table:style-name="Variables.A2" office:value-type="string">
            <text:p text:style-name="P13">RT(1-x)</text:p>
          </table:table-cell>
          <table:table-cell table:style-name="Variables.B2" office:value-type="string">
            <text:p text:style-name="P17">Lower stage fully <text:span text:style-name="T16">fueled</text:span> tankage <text:span text:style-name="T1">mass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5in" fo:margin-bottom="0.45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3T21:45:57.366921554</meta:creation-date>
    <dc:date>2015-08-17T00:21:24.650000000</dc:date>
    <meta:editing-duration>PT1H43M22S</meta:editing-duration>
    <meta:editing-cycles>17</meta:editing-cycles>
    <meta:generator>LibreOffice/4.3.6.2$Windows_x86 LibreOffice_project/d50a87b2e514536ed401c18000dad4660b6a169e</meta:generator>
    <meta:document-statistic meta:table-count="1" meta:image-count="0" meta:object-count="3" meta:page-count="1" meta:paragraph-count="49" meta:word-count="244" meta:character-count="1389" meta:non-whitespace-character-count="1190"/>
  </office:meta>
</office:document-meta>
</file>

<file path=Object 1/content.xml><?xml version="1.0" encoding="utf-8"?>
<math xmlns="http://www.w3.org/1998/Math/MathML" display="block">
  <semantics>
    <mtable>
      <mtr>
        <mtd>
          <mrow>
            <mi>T</mi>
            <mo stretchy="false">=</mo>
            <mfrac>
              <mrow>
                <mi>F</mi>
                <mo stretchy="false">⋅</mo>
                <mrow>
                  <mo fence="true" stretchy="false">(</mo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normal">Δ</mi>
                          </mrow>
                          <mrow>
                            <mi>V</mi>
                            <mo stretchy="false">/</mo>
                            <msub>
                              <mi>V</mi>
                              <mi>e</mi>
                            </msub>
                          </mrow>
                        </mrow>
                      </msup>
                    </mrow>
                  </mrow>
                  <mo fence="true" stretchy="false">)</mo>
                </mrow>
              </mrow>
              <mrow>
                <mi mathvariant="italic">TMR</mi>
                <mo stretchy="false">⋅</mo>
                <mrow>
                  <mo fence="true" stretchy="false">(</mo>
                  <mrow>
                    <mrow>
                      <mi>R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</mrow>
        </mtd>
      </mtr>
      <mtr>
        <mtd>
          <mrow>
            <mi>P</mi>
            <mo stretchy="false">=</mo>
            <mrow>
              <mfrac>
                <mi>F</mi>
                <mi mathvariant="italic">TMR</mi>
              </mfrac>
              <mo stretchy="false">−</mo>
              <mi>E</mi>
              <mo stretchy="false">−</mo>
              <mrow>
                <mi>R</mi>
                <mo stretchy="false">⋅</mo>
                <mi>T</mi>
              </mrow>
            </mrow>
          </mrow>
        </mtd>
      </mtr>
    </mtable>
    <annotation encoding="StarMath 5.0">T = {F cdot ( 1-e^{-%DELTA V/V_e} )} over { TMR cdot (R-1) } newline
P = { F } over { TMR } - E - R cdot T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row>
                <mo stretchy="false">−</mo>
                <msub>
                  <mi>V</mi>
                  <mi mathvariant="italic">el</mi>
                </msub>
              </mrow>
            </mrow>
            <msup>
              <mi>T</mi>
              <mn>2</mn>
            </msup>
            <mi>R</mi>
            <mrow>
              <mo fence="true" stretchy="false">(</mo>
              <mrow>
                <mrow>
                  <mi>R</mi>
                  <mo stretchy="false">−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i>b</mi>
              <mo stretchy="false">=</mo>
              <mi>T</mi>
            </mrow>
            <mrow>
              <mo fence="true" stretchy="false">(</mo>
              <mrow>
                <mrow>
                  <msub>
                    <mi>E</mi>
                    <mi>u</mi>
                  </msub>
                  <mo stretchy="false">+</mo>
                  <mi>P</mi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V</mi>
                    <mi mathvariant="italic">eu</mi>
                  </msub>
                  <mrow>
                    <msup>
                      <mrow>
                        <mo fence="true" stretchy="false">(</mo>
                        <mrow>
                          <mrow>
                            <mi>R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o stretchy="false">−</mo>
                    <msub>
                      <mi>V</mi>
                      <mi mathvariant="italic">el</mi>
                    </msub>
                  </mrow>
                  <mrow>
                    <mo fence="true" stretchy="false">(</mo>
                    <mrow>
                      <mrow>
                        <mi>R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R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i>c</mi>
              <mo stretchy="false">=</mo>
              <msub>
                <mi>V</mi>
                <mi mathvariant="italic">eu</mi>
              </msub>
            </mrow>
            <mrow>
              <mo fence="true" stretchy="false">(</mo>
              <mrow>
                <mrow>
                  <mi>R</mi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sub>
                    <mi>E</mi>
                    <mi>u</mi>
                  </msub>
                  <mo stretchy="false">+</mo>
                  <mi>P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>E</mi>
                      <mi>u</mi>
                    </msub>
                    <mo stretchy="false">+</mo>
                    <msub>
                      <mi>E</mi>
                      <mi>l</mi>
                    </msub>
                    <mo stretchy="false">+</mo>
                    <mi>T</mi>
                    <mo stretchy="false">+</mo>
                    <mi>P</mi>
                    <mo stretchy="false">+</mo>
                    <mi>S</mi>
                  </mrow>
                </mrow>
                <mo fence="true" stretchy="false">)</mo>
              </mrow>
              <mo stretchy="false">−</mo>
              <msub>
                <mi>V</mi>
                <mi mathvariant="italic">el</mi>
              </msub>
            </mrow>
            <mrow>
              <mo fence="true" stretchy="false">(</mo>
              <mrow>
                <mrow>
                  <mi>R</mi>
                  <mo stretchy="false">−</mo>
                  <mn>1</mn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sub>
                      <mi>E</mi>
                      <mi>u</mi>
                    </msub>
                    <mo stretchy="false">+</mo>
                    <mi>P</mi>
                  </mrow>
                </mrow>
                <mo fence="true" stretchy="false">)</mo>
              </mrow>
              <mn>2</mn>
            </msup>
          </mrow>
        </mtd>
      </mtr>
      <mtr>
        <mtd>
          <mrow/>
        </mtd>
      </mtr>
      <mtr>
        <mtd>
          <mrow>
            <mi>x</mi>
            <mo stretchy="false">=</mo>
            <mfrac>
              <mrow>
                <mrow>
                  <mo stretchy="false">−</mo>
                  <mi>b</mi>
                </mrow>
                <mo stretchy="false">+</mo>
                <msqrt>
                  <mrow>
                    <mrow>
                      <msup>
                        <mi>b</mi>
                        <mn>2</mn>
                      </msup>
                      <mo stretchy="false">−</mo>
                      <mn>4</mn>
                    </mrow>
                    <mi mathvariant="italic">ac</mi>
                  </mrow>
                </msqrt>
              </mrow>
              <mrow>
                <mn>2</mn>
                <mi>a</mi>
              </mrow>
            </mfrac>
          </mrow>
        </mtd>
      </mtr>
    </mtable>
    <annotation encoding="StarMath 5.0">a = -V_el T^2 R (R-1) newline
b = T(E_u+P)(V_eu(R-1)^2-V_el(R+1)(R-1)) newline
c = V_eu(R-1)(E_u+P)(E_u+E_l+T+P+S)-V_el(R-1)(E_u+P)^2 newline
newline
x = {-b+sqrt{b^2 - 4ac}} over {2a}</annotation>
  </semantics>
</math>
</file>

<file path=Object 3/content.xml><?xml version="1.0" encoding="utf-8"?>
<math xmlns="http://www.w3.org/1998/Math/MathML" display="block">
  <semantics>
    <mrow>
      <mi mathvariant="italic">RT</mi>
      <mrow>
        <mrow>
          <mo fence="true" stretchy="false">(</mo>
          <mrow>
            <mrow>
              <mn>1</mn>
              <mo stretchy="false">−</mo>
              <mi>x</mi>
            </mrow>
          </mrow>
          <mo fence="true" stretchy="false">)</mo>
        </mrow>
        <mo stretchy="false">=</mo>
        <mrow>
          <mfrac>
            <msub>
              <mi mathvariant="italic">TMR</mi>
              <mi>l</mi>
            </msub>
            <msub>
              <mi>F</mi>
              <mi>l</mi>
            </msub>
          </mfrac>
          <mo stretchy="false">−</mo>
          <mfrac>
            <msub>
              <mi mathvariant="italic">TMR</mi>
              <mi>u</mi>
            </msub>
            <msub>
              <mi>F</mi>
              <mi>u</mi>
            </msub>
          </mfrac>
          <mo stretchy="false">−</mo>
          <mi>S</mi>
          <mo stretchy="false">−</mo>
          <msub>
            <mi>E</mi>
            <mi>l</mi>
          </msub>
        </mrow>
      </mrow>
    </mrow>
    <annotation encoding="StarMath 5.0">RT(1-x) = {TMR_l} over {F_l} - { TMR_u } over { F_u } - S - E_l</annotation>
  </semantics>
</math>
</file>